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B-1958">
            <text:p>B-1958</text:p>
          </table:table-cell>
          <table:table-cell office:value-type="float" office:value="37.35">
            <text:p>37.35</text:p>
          </table:table-cell>
          <table:table-cell office:value-type="float" office:value="-75.81">
            <text:p>-75.81</text:p>
          </table:table-cell>
          <table:table-cell office:value-type="float" office:value="610.0">
            <text:p>610.0</text:p>
          </table:table-cell>
          <table:table-cell office:value-type="float" office:value="70.0">
            <text:p>70.0</text:p>
          </table:table-cell>
          <table:table-cell office:value-type="string" office:value="C. vir">
            <text:p>C. vir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1.5415">
            <text:p>-1.5415</text:p>
          </table:table-cell>
          <table:table-cell office:value-type="float" office:value="0.4415">
            <text:p>0.4415</text:p>
          </table:table-cell>
          <table:table-cell office:value-type="float" office:value="0.4415">
            <text:p>0.4415</text:p>
          </table:table-cell>
          <table:table-cell office:value-type="string" office:value="FinkelsteinFerland1987,EngelhartHorton2012">
            <text:p>FinkelsteinFerland1987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W-4788">
            <text:p>W-4788</text:p>
          </table:table-cell>
          <table:table-cell office:value-type="float" office:value="37.75">
            <text:p>37.75</text:p>
          </table:table-cell>
          <table:table-cell office:value-type="float" office:value="-75.56">
            <text:p>-75.56</text:p>
          </table:table-cell>
          <table:table-cell office:value-type="float" office:value="2200.0">
            <text:p>2200.0</text:p>
          </table:table-cell>
          <table:table-cell office:value-type="float" office:value="80.0">
            <text:p>80.0</text:p>
          </table:table-cell>
          <table:table-cell office:value-type="string" office:value="Juncus peat">
            <text:p>Juncus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865">
            <text:p>-2.865</text:p>
          </table:table-cell>
          <table:table-cell office:value-type="float" office:value="0.4671">
            <text:p>0.4671</text:p>
          </table:table-cell>
          <table:table-cell office:value-type="float" office:value="0.4671">
            <text:p>0.4671</text:p>
          </table:table-cell>
          <table:table-cell office:value-type="string" office:value="FinkelsteinFerland1987,EngelhartHorton2012">
            <text:p>FinkelsteinFerland1987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W-4792">
            <text:p>W-4792</text:p>
          </table:table-cell>
          <table:table-cell office:value-type="float" office:value="37.58">
            <text:p>37.58</text:p>
          </table:table-cell>
          <table:table-cell office:value-type="float" office:value="-75.65">
            <text:p>-75.65</text:p>
          </table:table-cell>
          <table:table-cell office:value-type="float" office:value="600.0">
            <text:p>600.0</text:p>
          </table:table-cell>
          <table:table-cell office:value-type="float" office:value="60.0">
            <text:p>60.0</text:p>
          </table:table-cell>
          <table:table-cell office:value-type="string" office:value="C. vir">
            <text:p>C. vir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2.5715">
            <text:p>-2.5715</text:p>
          </table:table-cell>
          <table:table-cell office:value-type="float" office:value="0.4415">
            <text:p>0.4415</text:p>
          </table:table-cell>
          <table:table-cell office:value-type="float" office:value="0.4415">
            <text:p>0.4415</text:p>
          </table:table-cell>
          <table:table-cell office:value-type="string" office:value="FinkelsteinFerland1987,EngelhartHorton2012">
            <text:p>FinkelsteinFerland1987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GrN-16341">
            <text:p>GrN-16341</text:p>
          </table:table-cell>
          <table:table-cell office:value-type="float" office:value="37.622">
            <text:p>37.622</text:p>
          </table:table-cell>
          <table:table-cell office:value-type="float" office:value="-75.678">
            <text:p>-75.678</text:p>
          </table:table-cell>
          <table:table-cell office:value-type="float" office:value="4470.0">
            <text:p>4470.0</text:p>
          </table:table-cell>
          <table:table-cell office:value-type="float" office:value="50.0">
            <text:p>5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8.455">
            <text:p>-8.455</text:p>
          </table:table-cell>
          <table:table-cell office:value-type="float" office:value="0.4667">
            <text:p>0.4667</text:p>
          </table:table-cell>
          <table:table-cell office:value-type="float" office:value="0.4667">
            <text:p>0.4667</text:p>
          </table:table-cell>
          <table:table-cell office:value-type="string" office:value="vandePlassche1990,EngelhartHorton2012">
            <text:p>vandePlassche1990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B-2659">
            <text:p>B-2659</text:p>
          </table:table-cell>
          <table:table-cell office:value-type="float" office:value="37.81">
            <text:p>37.81</text:p>
          </table:table-cell>
          <table:table-cell office:value-type="float" office:value="-75.52">
            <text:p>-75.52</text:p>
          </table:table-cell>
          <table:table-cell office:value-type="float" office:value="650.0">
            <text:p>650.0</text:p>
          </table:table-cell>
          <table:table-cell office:value-type="float" office:value="60.0">
            <text:p>6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11">
            <text:p>-1.11</text:p>
          </table:table-cell>
          <table:table-cell office:value-type="float" office:value="0.4415">
            <text:p>0.4415</text:p>
          </table:table-cell>
          <table:table-cell office:value-type="float" office:value="0.4415">
            <text:p>0.4415</text:p>
          </table:table-cell>
          <table:table-cell office:value-type="string" office:value="FinkelsteinFerland1987,EngelhartHorton2012">
            <text:p>FinkelsteinFerland1987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B-2660">
            <text:p>B-2660</text:p>
          </table:table-cell>
          <table:table-cell office:value-type="float" office:value="37.81">
            <text:p>37.81</text:p>
          </table:table-cell>
          <table:table-cell office:value-type="float" office:value="-75.52">
            <text:p>-75.52</text:p>
          </table:table-cell>
          <table:table-cell office:value-type="float" office:value="700.0">
            <text:p>700.0</text:p>
          </table:table-cell>
          <table:table-cell office:value-type="float" office:value="60.0">
            <text:p>6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0.4415">
            <text:p>0.4415</text:p>
          </table:table-cell>
          <table:table-cell office:value-type="float" office:value="0.4415">
            <text:p>0.4415</text:p>
          </table:table-cell>
          <table:table-cell office:value-type="string" office:value="FinkelsteinFerland1987,EngelhartHorton2012">
            <text:p>FinkelsteinFerland1987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OSL">
            <text:p>OSL</text:p>
          </table:table-cell>
          <table:table-cell office:value-type="string" office:value="qw-2">
            <text:p>qw-2</text:p>
          </table:table-cell>
          <table:table-cell office:value-type="float" office:value="37.162">
            <text:p>37.162</text:p>
          </table:table-cell>
          <table:table-cell office:value-type="float" office:value="-75.98">
            <text:p>-75.98</text:p>
          </table:table-cell>
          <table:table-cell office:value-type="float" office:value="38900.0">
            <text:p>38900.0</text:p>
          </table:table-cell>
          <table:table-cell office:value-type="float" office:value="5500.0">
            <text:p>5500.0</text:p>
          </table:table-cell>
          <table:table-cell office:value-type="string" office:value="Quartz sand">
            <text:p>Quartz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9">
            <text:p>1.9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cott2006,ParhamEtal2013,EngelhartHorton2012">
            <text:p>Scott2006,ParhamEtal2013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B-1952">
            <text:p>B-1952</text:p>
          </table:table-cell>
          <table:table-cell office:value-type="float" office:value="37.75">
            <text:p>37.75</text:p>
          </table:table-cell>
          <table:table-cell office:value-type="float" office:value="-75.56">
            <text:p>-75.56</text:p>
          </table:table-cell>
          <table:table-cell office:value-type="float" office:value="4620.0">
            <text:p>4620.0</text:p>
          </table:table-cell>
          <table:table-cell office:value-type="float" office:value="80.0">
            <text:p>80.0</text:p>
          </table:table-cell>
          <table:table-cell office:value-type="string" office:value="Juncus peat">
            <text:p>Juncus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7.015">
            <text:p>-7.015</text:p>
          </table:table-cell>
          <table:table-cell office:value-type="float" office:value="0.4663">
            <text:p>0.4663</text:p>
          </table:table-cell>
          <table:table-cell office:value-type="float" office:value="0.4663">
            <text:p>0.4663</text:p>
          </table:table-cell>
          <table:table-cell office:value-type="string" office:value="FinkelsteinFerland1987,EngelhartHorton2012">
            <text:p>FinkelsteinFerland1987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GrN-16340">
            <text:p>GrN-16340</text:p>
          </table:table-cell>
          <table:table-cell office:value-type="float" office:value="37.622">
            <text:p>37.622</text:p>
          </table:table-cell>
          <table:table-cell office:value-type="float" office:value="-75.678">
            <text:p>-75.678</text:p>
          </table:table-cell>
          <table:table-cell office:value-type="float" office:value="4445.0">
            <text:p>4445.0</text:p>
          </table:table-cell>
          <table:table-cell office:value-type="float" office:value="40.0">
            <text:p>4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8.415">
            <text:p>-8.415</text:p>
          </table:table-cell>
          <table:table-cell office:value-type="float" office:value="0.4667">
            <text:p>0.4667</text:p>
          </table:table-cell>
          <table:table-cell office:value-type="float" office:value="0.4667">
            <text:p>0.4667</text:p>
          </table:table-cell>
          <table:table-cell office:value-type="string" office:value="vandePlassche1990,EngelhartHorton2012">
            <text:p>vandePlassche1990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B-2664">
            <text:p>B-2664</text:p>
          </table:table-cell>
          <table:table-cell office:value-type="float" office:value="37.43">
            <text:p>37.43</text:p>
          </table:table-cell>
          <table:table-cell office:value-type="float" office:value="-75.76">
            <text:p>-75.76</text:p>
          </table:table-cell>
          <table:table-cell office:value-type="float" office:value="450.0">
            <text:p>450.0</text:p>
          </table:table-cell>
          <table:table-cell office:value-type="float" office:value="50.0">
            <text:p>50.0</text:p>
          </table:table-cell>
          <table:table-cell office:value-type="string" office:value="C. vir">
            <text:p>C. vir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1.3015">
            <text:p>-1.3015</text:p>
          </table:table-cell>
          <table:table-cell office:value-type="float" office:value="0.4415">
            <text:p>0.4415</text:p>
          </table:table-cell>
          <table:table-cell office:value-type="float" office:value="0.4415">
            <text:p>0.4415</text:p>
          </table:table-cell>
          <table:table-cell office:value-type="string" office:value="FinkelsteinFerland1987,EngelhartHorton2012">
            <text:p>FinkelsteinFerland1987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GrN-16339">
            <text:p>GrN-16339</text:p>
          </table:table-cell>
          <table:table-cell office:value-type="float" office:value="37.622">
            <text:p>37.622</text:p>
          </table:table-cell>
          <table:table-cell office:value-type="float" office:value="-75.678">
            <text:p>-75.678</text:p>
          </table:table-cell>
          <table:table-cell office:value-type="float" office:value="4430.0">
            <text:p>4430.0</text:p>
          </table:table-cell>
          <table:table-cell office:value-type="float" office:value="40.0">
            <text:p>4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7.995">
            <text:p>-7.995</text:p>
          </table:table-cell>
          <table:table-cell office:value-type="float" office:value="0.4672">
            <text:p>0.4672</text:p>
          </table:table-cell>
          <table:table-cell office:value-type="float" office:value="0.4672">
            <text:p>0.4672</text:p>
          </table:table-cell>
          <table:table-cell office:value-type="string" office:value="vandePlassche1990,EngelhartHorton2012">
            <text:p>vandePlassche1990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B-2665">
            <text:p>B-2665</text:p>
          </table:table-cell>
          <table:table-cell office:value-type="float" office:value="37.43">
            <text:p>37.43</text:p>
          </table:table-cell>
          <table:table-cell office:value-type="float" office:value="-75.76">
            <text:p>-75.76</text:p>
          </table:table-cell>
          <table:table-cell office:value-type="float" office:value="890.0">
            <text:p>890.0</text:p>
          </table:table-cell>
          <table:table-cell office:value-type="float" office:value="50.0">
            <text:p>50.0</text:p>
          </table:table-cell>
          <table:table-cell office:value-type="string" office:value="C. vir">
            <text:p>C. vir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1.4015">
            <text:p>-1.4015</text:p>
          </table:table-cell>
          <table:table-cell office:value-type="float" office:value="0.4415">
            <text:p>0.4415</text:p>
          </table:table-cell>
          <table:table-cell office:value-type="float" office:value="0.4415">
            <text:p>0.4415</text:p>
          </table:table-cell>
          <table:table-cell office:value-type="string" office:value="FinkelsteinFerland1987,EngelhartHorton2012">
            <text:p>FinkelsteinFerland1987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OS-70464">
            <text:p>OS-70464</text:p>
          </table:table-cell>
          <table:table-cell office:value-type="float" office:value="37.287">
            <text:p>37.287</text:p>
          </table:table-cell>
          <table:table-cell office:value-type="float" office:value="-75.917">
            <text:p>-75.917</text:p>
          </table:table-cell>
          <table:table-cell office:value-type="float" office:value="1461.0">
            <text:p>1461.0</text:p>
          </table:table-cell>
          <table:table-cell office:value-type="float" office:value="31.0">
            <text:p>31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345">
            <text:p>-1.345</text:p>
          </table:table-cell>
          <table:table-cell office:value-type="float" office:value="0.2623">
            <text:p>0.2623</text:p>
          </table:table-cell>
          <table:table-cell office:value-type="float" office:value="0.2623">
            <text:p>0.2623</text:p>
          </table:table-cell>
          <table:table-cell office:value-type="string" office:value="EngelhartEtal2009,EngelhartHorton2012">
            <text:p>EngelhartEtal2009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OS-70465">
            <text:p>OS-70465</text:p>
          </table:table-cell>
          <table:table-cell office:value-type="float" office:value="37.145">
            <text:p>37.145</text:p>
          </table:table-cell>
          <table:table-cell office:value-type="float" office:value="-75.946">
            <text:p>-75.946</text:p>
          </table:table-cell>
          <table:table-cell office:value-type="float" office:value="2213.0">
            <text:p>2213.0</text:p>
          </table:table-cell>
          <table:table-cell office:value-type="float" office:value="18.0">
            <text:p>18.0</text:p>
          </table:table-cell>
          <table:table-cell office:value-type="string" office:value="Seed in salt peat">
            <text:p>Seed in 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685">
            <text:p>-2.685</text:p>
          </table:table-cell>
          <table:table-cell office:value-type="float" office:value="0.2623">
            <text:p>0.2623</text:p>
          </table:table-cell>
          <table:table-cell office:value-type="float" office:value="0.2623">
            <text:p>0.2623</text:p>
          </table:table-cell>
          <table:table-cell office:value-type="string" office:value="EngelhartEtal2009,EngelhartHorton2012">
            <text:p>EngelhartEtal2009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OS-70466">
            <text:p>OS-70466</text:p>
          </table:table-cell>
          <table:table-cell office:value-type="float" office:value="37.145">
            <text:p>37.145</text:p>
          </table:table-cell>
          <table:table-cell office:value-type="float" office:value="-75.946">
            <text:p>-75.946</text:p>
          </table:table-cell>
          <table:table-cell office:value-type="float" office:value="1598.0">
            <text:p>1598.0</text:p>
          </table:table-cell>
          <table:table-cell office:value-type="float" office:value="14.0">
            <text:p>14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145">
            <text:p>-2.145</text:p>
          </table:table-cell>
          <table:table-cell office:value-type="float" office:value="0.2623">
            <text:p>0.2623</text:p>
          </table:table-cell>
          <table:table-cell office:value-type="float" office:value="0.2623">
            <text:p>0.2623</text:p>
          </table:table-cell>
          <table:table-cell office:value-type="string" office:value="EngelhartEtal2009,EngelhartHorton2012">
            <text:p>EngelhartEtal2009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OS-70467">
            <text:p>OS-70467</text:p>
          </table:table-cell>
          <table:table-cell office:value-type="float" office:value="37.396">
            <text:p>37.396</text:p>
          </table:table-cell>
          <table:table-cell office:value-type="float" office:value="-75.867">
            <text:p>-75.867</text:p>
          </table:table-cell>
          <table:table-cell office:value-type="float" office:value="1537.0">
            <text:p>1537.0</text:p>
          </table:table-cell>
          <table:table-cell office:value-type="float" office:value="23.0">
            <text:p>23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615">
            <text:p>-1.615</text:p>
          </table:table-cell>
          <table:table-cell office:value-type="float" office:value="0.2623">
            <text:p>0.2623</text:p>
          </table:table-cell>
          <table:table-cell office:value-type="float" office:value="0.2623">
            <text:p>0.2623</text:p>
          </table:table-cell>
          <table:table-cell office:value-type="string" office:value="EngelhartEtal2009,EngelhartHorton2012">
            <text:p>EngelhartEtal2009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B-2663">
            <text:p>B-2663</text:p>
          </table:table-cell>
          <table:table-cell office:value-type="float" office:value="37.75">
            <text:p>37.75</text:p>
          </table:table-cell>
          <table:table-cell office:value-type="float" office:value="-75.56">
            <text:p>-75.56</text:p>
          </table:table-cell>
          <table:table-cell office:value-type="float" office:value="1180.0">
            <text:p>1180.0</text:p>
          </table:table-cell>
          <table:table-cell office:value-type="float" office:value="60.0">
            <text:p>6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25">
            <text:p>-1.25</text:p>
          </table:table-cell>
          <table:table-cell office:value-type="float" office:value="0.4416">
            <text:p>0.4416</text:p>
          </table:table-cell>
          <table:table-cell office:value-type="float" office:value="0.4416">
            <text:p>0.4416</text:p>
          </table:table-cell>
          <table:table-cell office:value-type="string" office:value="FinkelsteinFerland1987,EngelhartHorton2012">
            <text:p>FinkelsteinFerland1987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W-4787">
            <text:p>W-4787</text:p>
          </table:table-cell>
          <table:table-cell office:value-type="float" office:value="37.58">
            <text:p>37.58</text:p>
          </table:table-cell>
          <table:table-cell office:value-type="float" office:value="-75.65">
            <text:p>-75.65</text:p>
          </table:table-cell>
          <table:table-cell office:value-type="float" office:value="2900.0">
            <text:p>2900.0</text:p>
          </table:table-cell>
          <table:table-cell office:value-type="float" office:value="110.0">
            <text:p>110.0</text:p>
          </table:table-cell>
          <table:table-cell office:value-type="string" office:value="C. vir">
            <text:p>C. vir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5.1615">
            <text:p>-5.1615</text:p>
          </table:table-cell>
          <table:table-cell office:value-type="float" office:value="0.4415">
            <text:p>0.4415</text:p>
          </table:table-cell>
          <table:table-cell office:value-type="float" office:value="0.4415">
            <text:p>0.4415</text:p>
          </table:table-cell>
          <table:table-cell office:value-type="string" office:value="FinkelsteinFerland1987,EngelhartHorton2012">
            <text:p>FinkelsteinFerland1987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B-2662">
            <text:p>B-2662</text:p>
          </table:table-cell>
          <table:table-cell office:value-type="float" office:value="37.81">
            <text:p>37.81</text:p>
          </table:table-cell>
          <table:table-cell office:value-type="float" office:value="-75.52">
            <text:p>-75.52</text:p>
          </table:table-cell>
          <table:table-cell office:value-type="float" office:value="3580.0">
            <text:p>3580.0</text:p>
          </table:table-cell>
          <table:table-cell office:value-type="float" office:value="60.0">
            <text:p>60.0</text:p>
          </table:table-cell>
          <table:table-cell office:value-type="string" office:value="Juncus peat">
            <text:p>Juncus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825">
            <text:p>-5.825</text:p>
          </table:table-cell>
          <table:table-cell office:value-type="float" office:value="0.4663">
            <text:p>0.4663</text:p>
          </table:table-cell>
          <table:table-cell office:value-type="float" office:value="0.4663">
            <text:p>0.4663</text:p>
          </table:table-cell>
          <table:table-cell office:value-type="string" office:value="FinkelsteinFerland1987,EngelhartHorton2012">
            <text:p>FinkelsteinFerland1987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B-1948">
            <text:p>B-1948</text:p>
          </table:table-cell>
          <table:table-cell office:value-type="float" office:value="37.15">
            <text:p>37.15</text:p>
          </table:table-cell>
          <table:table-cell office:value-type="float" office:value="-75.9">
            <text:p>-75.9</text:p>
          </table:table-cell>
          <table:table-cell office:value-type="float" office:value="1430.0">
            <text:p>1430.0</text:p>
          </table:table-cell>
          <table:table-cell office:value-type="float" office:value="80.0">
            <text:p>80.0</text:p>
          </table:table-cell>
          <table:table-cell office:value-type="string" office:value="Sp">
            <text:p>S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25">
            <text:p>-1.025</text:p>
          </table:table-cell>
          <table:table-cell office:value-type="float" office:value="0.4415">
            <text:p>0.4415</text:p>
          </table:table-cell>
          <table:table-cell office:value-type="float" office:value="0.4415">
            <text:p>0.4415</text:p>
          </table:table-cell>
          <table:table-cell office:value-type="string" office:value="FinkelsteinFerland1987,EngelhartHorton2012">
            <text:p>FinkelsteinFerland1987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B-1957">
            <text:p>B-1957</text:p>
          </table:table-cell>
          <table:table-cell office:value-type="float" office:value="37.35">
            <text:p>37.35</text:p>
          </table:table-cell>
          <table:table-cell office:value-type="float" office:value="-75.81">
            <text:p>-75.81</text:p>
          </table:table-cell>
          <table:table-cell office:value-type="float" office:value="890.0">
            <text:p>890.0</text:p>
          </table:table-cell>
          <table:table-cell office:value-type="float" office:value="60.0">
            <text:p>60.0</text:p>
          </table:table-cell>
          <table:table-cell office:value-type="string" office:value="C. vir">
            <text:p>C. vir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1.9915">
            <text:p>-1.9915</text:p>
          </table:table-cell>
          <table:table-cell office:value-type="float" office:value="0.4415">
            <text:p>0.4415</text:p>
          </table:table-cell>
          <table:table-cell office:value-type="float" office:value="0.4415">
            <text:p>0.4415</text:p>
          </table:table-cell>
          <table:table-cell office:value-type="string" office:value="FinkelsteinFerland1987,EngelhartHorton2012">
            <text:p>FinkelsteinFerland1987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ML-193">
            <text:p>ML-193</text:p>
          </table:table-cell>
          <table:table-cell office:value-type="float" office:value="37.58">
            <text:p>37.58</text:p>
          </table:table-cell>
          <table:table-cell office:value-type="float" office:value="-75.65">
            <text:p>-75.65</text:p>
          </table:table-cell>
          <table:table-cell office:value-type="float" office:value="3160.0">
            <text:p>3160.0</text:p>
          </table:table-cell>
          <table:table-cell office:value-type="float" office:value="195.0">
            <text:p>195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7292">
            <text:p>-3.7292</text:p>
          </table:table-cell>
          <table:table-cell office:value-type="float" office:value="0.5408">
            <text:p>0.5408</text:p>
          </table:table-cell>
          <table:table-cell office:value-type="float" office:value="0.5408">
            <text:p>0.5408</text:p>
          </table:table-cell>
          <table:table-cell office:value-type="string" office:value="NewmanRusnak1965,EngelhartHorton2012">
            <text:p>NewmanRusnak1965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ML-193">
            <text:p>ML-193</text:p>
          </table:table-cell>
          <table:table-cell office:value-type="float" office:value="37.58">
            <text:p>37.58</text:p>
          </table:table-cell>
          <table:table-cell office:value-type="float" office:value="-75.65">
            <text:p>-75.65</text:p>
          </table:table-cell>
          <table:table-cell office:value-type="float" office:value="3390.0">
            <text:p>3390.0</text:p>
          </table:table-cell>
          <table:table-cell office:value-type="float" office:value="75.0">
            <text:p>75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7292">
            <text:p>-3.7292</text:p>
          </table:table-cell>
          <table:table-cell office:value-type="float" office:value="0.5408">
            <text:p>0.5408</text:p>
          </table:table-cell>
          <table:table-cell office:value-type="float" office:value="0.5408">
            <text:p>0.5408</text:p>
          </table:table-cell>
          <table:table-cell office:value-type="string" office:value="NewmanRusnak1965,EngelhartHorton2012">
            <text:p>NewmanRusnak1965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ML-192">
            <text:p>ML-192</text:p>
          </table:table-cell>
          <table:table-cell office:value-type="float" office:value="37.58">
            <text:p>37.58</text:p>
          </table:table-cell>
          <table:table-cell office:value-type="float" office:value="-75.65">
            <text:p>-75.65</text:p>
          </table:table-cell>
          <table:table-cell office:value-type="float" office:value="5120.0">
            <text:p>5120.0</text:p>
          </table:table-cell>
          <table:table-cell office:value-type="float" office:value="145.0">
            <text:p>145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5.1676">
            <text:p>-5.1676</text:p>
          </table:table-cell>
          <table:table-cell office:value-type="float" office:value="0.5324">
            <text:p>0.5324</text:p>
          </table:table-cell>
          <table:table-cell office:value-type="float" office:value="0.5324">
            <text:p>0.5324</text:p>
          </table:table-cell>
          <table:table-cell office:value-type="string" office:value="NewmanRusnak1965,EngelhartHorton2012">
            <text:p>NewmanRusnak1965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ML-194">
            <text:p>ML-194</text:p>
          </table:table-cell>
          <table:table-cell office:value-type="float" office:value="37.58">
            <text:p>37.58</text:p>
          </table:table-cell>
          <table:table-cell office:value-type="float" office:value="-75.65">
            <text:p>-75.65</text:p>
          </table:table-cell>
          <table:table-cell office:value-type="float" office:value="4350.0">
            <text:p>4350.0</text:p>
          </table:table-cell>
          <table:table-cell office:value-type="float" office:value="75.0">
            <text:p>75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6.2551">
            <text:p>-6.2551</text:p>
          </table:table-cell>
          <table:table-cell office:value-type="float" office:value="0.5349">
            <text:p>0.5349</text:p>
          </table:table-cell>
          <table:table-cell office:value-type="float" office:value="0.5349">
            <text:p>0.5349</text:p>
          </table:table-cell>
          <table:table-cell office:value-type="string" office:value="NewmanRusnak1965,EngelhartHorton2012">
            <text:p>NewmanRusnak1965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OSL">
            <text:p>OSL</text:p>
          </table:table-cell>
          <table:table-cell office:value-type="string" office:value="qw-1">
            <text:p>qw-1</text:p>
          </table:table-cell>
          <table:table-cell office:value-type="float" office:value="37.162">
            <text:p>37.162</text:p>
          </table:table-cell>
          <table:table-cell office:value-type="float" office:value="-75.98">
            <text:p>-75.98</text:p>
          </table:table-cell>
          <table:table-cell office:value-type="float" office:value="46900.0">
            <text:p>46900.0</text:p>
          </table:table-cell>
          <table:table-cell office:value-type="float" office:value="6900.0">
            <text:p>6900.0</text:p>
          </table:table-cell>
          <table:table-cell office:value-type="string" office:value="Quartz sand">
            <text:p>Quartz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9">
            <text:p>1.9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cott2006,ParhamEtal2013,EngelhartHorton2012">
            <text:p>Scott2006,ParhamEtal2013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B-1955">
            <text:p>B-1955</text:p>
          </table:table-cell>
          <table:table-cell office:value-type="float" office:value="37.58">
            <text:p>37.58</text:p>
          </table:table-cell>
          <table:table-cell office:value-type="float" office:value="-75.65">
            <text:p>-75.65</text:p>
          </table:table-cell>
          <table:table-cell office:value-type="float" office:value="1380.0">
            <text:p>1380.0</text:p>
          </table:table-cell>
          <table:table-cell office:value-type="float" office:value="90.0">
            <text:p>90.0</text:p>
          </table:table-cell>
          <table:table-cell office:value-type="string" office:value="C. vir">
            <text:p>C. vir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1.6615">
            <text:p>-1.6615</text:p>
          </table:table-cell>
          <table:table-cell office:value-type="float" office:value="0.4415">
            <text:p>0.4415</text:p>
          </table:table-cell>
          <table:table-cell office:value-type="float" office:value="0.4415">
            <text:p>0.4415</text:p>
          </table:table-cell>
          <table:table-cell office:value-type="string" office:value="FinkelsteinFerland1987,EngelhartHorton2012">
            <text:p>FinkelsteinFerland1987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ML-191">
            <text:p>ML-191</text:p>
          </table:table-cell>
          <table:table-cell office:value-type="float" office:value="37.58">
            <text:p>37.58</text:p>
          </table:table-cell>
          <table:table-cell office:value-type="float" office:value="-75.65">
            <text:p>-75.65</text:p>
          </table:table-cell>
          <table:table-cell office:value-type="float" office:value="2550.0">
            <text:p>2550.0</text:p>
          </table:table-cell>
          <table:table-cell office:value-type="float" office:value="70.0">
            <text:p>70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.9161">
            <text:p>-1.9161</text:p>
          </table:table-cell>
          <table:table-cell office:value-type="float" office:value="0.5339">
            <text:p>0.5339</text:p>
          </table:table-cell>
          <table:table-cell office:value-type="float" office:value="0.5339">
            <text:p>0.5339</text:p>
          </table:table-cell>
          <table:table-cell office:value-type="string" office:value="NewmanRusnak1965,EngelhartHorton2012">
            <text:p>NewmanRusnak1965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OSL">
            <text:p>OSL</text:p>
          </table:table-cell>
          <table:table-cell office:value-type="string" office:value="qnb-2">
            <text:p>qnb-2</text:p>
          </table:table-cell>
          <table:table-cell office:value-type="float" office:value="37.195">
            <text:p>37.195</text:p>
          </table:table-cell>
          <table:table-cell office:value-type="float" office:value="-76.005">
            <text:p>-76.005</text:p>
          </table:table-cell>
          <table:table-cell office:value-type="float" office:value="69700.0">
            <text:p>69700.0</text:p>
          </table:table-cell>
          <table:table-cell office:value-type="float" office:value="8400.0">
            <text:p>8400.0</text:p>
          </table:table-cell>
          <table:table-cell office:value-type="string" office:value="Quartz sand">
            <text:p>Quartz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25">
            <text:p>3.2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cott2006,ParhamEtal2013,EngelhartHorton2012">
            <text:p>Scott2006,ParhamEtal2013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OSL">
            <text:p>OSL</text:p>
          </table:table-cell>
          <table:table-cell office:value-type="string" office:value="qnb-1">
            <text:p>qnb-1</text:p>
          </table:table-cell>
          <table:table-cell office:value-type="float" office:value="37.195">
            <text:p>37.195</text:p>
          </table:table-cell>
          <table:table-cell office:value-type="float" office:value="-76.005">
            <text:p>-76.005</text:p>
          </table:table-cell>
          <table:table-cell office:value-type="float" office:value="69300.0">
            <text:p>69300.0</text:p>
          </table:table-cell>
          <table:table-cell office:value-type="float" office:value="7600.0">
            <text:p>7600.0</text:p>
          </table:table-cell>
          <table:table-cell office:value-type="string" office:value="Quartz sand">
            <text:p>Quartz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25">
            <text:p>3.2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cott2006,ParhamEtal2013,EngelhartHorton2012">
            <text:p>Scott2006,ParhamEtal2013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U-series">
            <text:p>U-series</text:p>
          </table:table-cell>
          <table:table-cell office:value-type="string" office:value="c-1">
            <text:p>c-1</text:p>
          </table:table-cell>
          <table:table-cell office:value-type="float" office:value="36.975">
            <text:p>36.975</text:p>
          </table:table-cell>
          <table:table-cell office:value-type="float" office:value="-76.172">
            <text:p>-76.172</text:p>
          </table:table-cell>
          <table:table-cell office:value-type="float" office:value="62000.0">
            <text:p>62000.0</text:p>
          </table:table-cell>
          <table:table-cell office:value-type="float" office:value="2000.0">
            <text:p>2000.0</text:p>
          </table:table-cell>
          <table:table-cell office:value-type="string" office:value="Astrangia">
            <text:p>Astrangia</text:p>
          </table:table-cell>
          <table:table-cell office:value-type="string" office:value="U-series">
            <text:p>U-serie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2.8">
            <text:p>-2.8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MixonEtal1982,EngelhartHorton2012">
            <text:p>MixonEtal1982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B-1951">
            <text:p>B-1951</text:p>
          </table:table-cell>
          <table:table-cell office:value-type="float" office:value="37.75">
            <text:p>37.75</text:p>
          </table:table-cell>
          <table:table-cell office:value-type="float" office:value="-75.56">
            <text:p>-75.56</text:p>
          </table:table-cell>
          <table:table-cell office:value-type="float" office:value="1660.0">
            <text:p>1660.0</text:p>
          </table:table-cell>
          <table:table-cell office:value-type="float" office:value="70.0">
            <text:p>7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88">
            <text:p>-1.88</text:p>
          </table:table-cell>
          <table:table-cell office:value-type="float" office:value="0.4419">
            <text:p>0.4419</text:p>
          </table:table-cell>
          <table:table-cell office:value-type="float" office:value="0.4419">
            <text:p>0.4419</text:p>
          </table:table-cell>
          <table:table-cell office:value-type="string" office:value="FinkelsteinFerland1987,EngelhartHorton2012">
            <text:p>FinkelsteinFerland1987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radiocarbon">
            <text:p>radiocarbon</text:p>
          </table:table-cell>
          <table:table-cell office:value-type="string" office:value="B-1950">
            <text:p>B-1950</text:p>
          </table:table-cell>
          <table:table-cell office:value-type="float" office:value="37.15">
            <text:p>37.15</text:p>
          </table:table-cell>
          <table:table-cell office:value-type="float" office:value="-75.9">
            <text:p>-75.9</text:p>
          </table:table-cell>
          <table:table-cell office:value-type="float" office:value="1740.0">
            <text:p>174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1005">
            <text:p>0.1005</text:p>
          </table:table-cell>
          <table:table-cell office:value-type="float" office:value="0.1005">
            <text:p>0.1005</text:p>
          </table:table-cell>
          <table:table-cell office:value-type="float" office:value="0.1005">
            <text:p>0.1005</text:p>
          </table:table-cell>
          <table:table-cell office:value-type="string" office:value="FinkelsteinFerland1987,EngelhartHorton2012">
            <text:p>FinkelsteinFerland1987,EngelhartHorton2012</text:p>
          </table:table-cell>
        </table:table-row>
        <table:table-row>
          <table:table-cell office:value-type="string" office:value="Eastern_Shore">
            <text:p>Eastern_Shore</text:p>
          </table:table-cell>
          <table:table-cell office:value-type="string" office:value="OSL">
            <text:p>OSL</text:p>
          </table:table-cell>
          <table:table-cell office:value-type="string" office:value="qts-1">
            <text:p>qts-1</text:p>
          </table:table-cell>
          <table:table-cell office:value-type="float" office:value="36.895">
            <text:p>36.895</text:p>
          </table:table-cell>
          <table:table-cell office:value-type="float" office:value="-76.515">
            <text:p>-76.515</text:p>
          </table:table-cell>
          <table:table-cell office:value-type="float" office:value="49700.0">
            <text:p>49700.0</text:p>
          </table:table-cell>
          <table:table-cell office:value-type="float" office:value="5900.0">
            <text:p>5900.0</text:p>
          </table:table-cell>
          <table:table-cell office:value-type="string" office:value="Quartz sand">
            <text:p>Quartz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1">
            <text:p>5.1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cott2006,ParhamEtal2013,EngelhartHorton2012">
            <text:p>Scott2006,ParhamEtal2013,EngelhartHorton20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